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191e41" officeooo:paragraph-rsid="00191e41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91e41" officeooo:paragraph-rsid="001ae2d3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91e41" officeooo:paragraph-rsid="001b2715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191e41" officeooo:paragraph-rsid="001c4fd6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191e41" officeooo:paragraph-rsid="001d4b47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1ae2d3" officeooo:paragraph-rsid="001ae2d3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1ae2d3" officeooo:paragraph-rsid="001b2715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1ae2d3" officeooo:paragraph-rsid="001c4fd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officeooo:rsid="001ae2d3" officeooo:paragraph-rsid="001d4b47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style:text-underline-style="none" fo:font-weight="normal" officeooo:rsid="00191e41" officeooo:paragraph-rsid="00191e4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91e41" officeooo:paragraph-rsid="001933d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91e41" officeooo:paragraph-rsid="001ae2d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91e41" officeooo:paragraph-rsid="001b271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91e41" officeooo:paragraph-rsid="001c409b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91e41" officeooo:paragraph-rsid="001c4fd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91e41" officeooo:paragraph-rsid="001d4b4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91e41" officeooo:paragraph-rsid="00204fd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91e41" officeooo:paragraph-rsid="00211b5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d4b47" officeooo:paragraph-rsid="001d4b47" style:font-style-asian="normal" style:font-weight-asian="normal" style:font-style-complex="normal" style:font-weight-complex="normal"/>
    </style:style>
    <style:style style:name="P20" style:family="paragraph" style:parent-style-name="Title">
      <style:text-properties officeooo:paragraph-rsid="001d4b4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1b55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933dc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ae2d3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b271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c4fd6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e211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11b55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ae2d3"/>
    </style:style>
    <style:style style:name="T13" style:family="text">
      <style:text-properties style:text-underline-style="solid" style:text-underline-width="auto" style:text-underline-color="font-color" officeooo:rsid="001b2715"/>
    </style:style>
    <style:style style:name="T14" style:family="text">
      <style:text-properties officeooo:rsid="001933dc"/>
    </style:style>
    <style:style style:name="T15" style:family="text">
      <style:text-properties officeooo:rsid="001ae2d3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b2715"/>
    </style:style>
    <style:style style:name="T18" style:family="text">
      <style:text-properties style:text-underline-style="none" officeooo:rsid="001c4fd6"/>
    </style:style>
    <style:style style:name="T19" style:family="text">
      <style:text-properties style:text-underline-style="none" officeooo:rsid="001d4b47"/>
    </style:style>
    <style:style style:name="T20" style:family="text">
      <style:text-properties style:text-underline-style="none" officeooo:rsid="00204fd4"/>
    </style:style>
    <style:style style:name="T21" style:family="text">
      <style:text-properties officeooo:rsid="001b2715"/>
    </style:style>
    <style:style style:name="T22" style:family="text">
      <style:text-properties officeooo:rsid="001c409b"/>
    </style:style>
    <style:style style:name="T23" style:family="text">
      <style:text-properties officeooo:rsid="001c4fd6"/>
    </style:style>
    <style:style style:name="T24" style:family="text">
      <style:text-properties officeooo:rsid="001d4b47"/>
    </style:style>
    <style:style style:name="T25" style:family="text">
      <style:text-properties officeooo:rsid="001f85f4"/>
    </style:style>
    <style:style style:name="T26" style:family="text">
      <style:text-properties officeooo:rsid="00204fd4"/>
    </style:style>
    <style:style style:name="T27" style:family="text">
      <style:text-properties officeooo:rsid="00211b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stion <text:span text:style-name="T15">1</text:span>:</text:p>
      <text:p text:style-name="P2"/>
      <text:p text:style-name="P6"><text:span text:style-name="T16">(1) </text:span>Query plan:</text:p>
      <text:p text:style-name="P2"/>
      <text:p text:style-name="P12">→ <text:span text:style-name="T5">Round</text:span><text:span text:style-name="T3"> 1:</text:span></text:p>
      <text:p text:style-name="P12"><text:span text:style-name="T3"><text:tab/></text:span><text:span text:style-name="T12">Key</text:span> : <text:span text:style-name="T21">paperid</text:span></text:p>
      <text:p text:style-name="P12"><text:tab/><text:span text:style-name="T11">Map</text:span> : <text:span text:style-name="T15">emit</text:span></text:p>
      <text:p text:style-name="P12"><text:tab/><text:span text:style-name="T11">Reduce</text:span> : <text:span text:style-name="T21">(1) GroupBy, </text:span></text:p>
      <text:p text:style-name="P12"/>
      <text:p text:style-name="P13">→ <text:span text:style-name="T5">Round</text:span><text:span text:style-name="T3"> </text:span><text:span text:style-name="T6">2</text:span><text:span text:style-name="T3">:</text:span></text:p>
      <text:p text:style-name="P13"><text:span text:style-name="T3"><text:tab/></text:span><text:span text:style-name="T12">Key</text:span> : <text:span text:style-name="T21">authid</text:span></text:p>
      <text:p text:style-name="P13"><text:tab/><text:span text:style-name="T11">Map</text:span> : <text:span text:style-name="T15">emit (pair of auth id)</text:span></text:p>
      <text:p text:style-name="P13"><text:span text:style-name="T3"><text:tab/></text:span><text:span text:style-name="T10">Reduce</text:span><text:span text:style-name="T1"> : </text:span><text:span text:style-name="T21">(1) GroupBy, (2) count </text:span></text:p>
      <text:p text:style-name="P12"/>
      <text:p text:style-name="P13">→ <text:span text:style-name="T5">Round</text:span><text:span text:style-name="T3"> </text:span><text:span text:style-name="T6">2</text:span><text:span text:style-name="T3">:</text:span></text:p>
      <text:p text:style-name="P13"><text:span text:style-name="T3"><text:tab/></text:span><text:span text:style-name="T12">Key</text:span> : <text:span text:style-name="T21">authid</text:span></text:p>
      <text:p text:style-name="P13"><text:tab/><text:span text:style-name="T11">Map</text:span> : <text:span text:style-name="T21">(1) local sort, (2) top k troncate</text:span></text:p>
      <text:p text:style-name="P13"><text:span text:style-name="T3"><text:tab/></text:span><text:span text:style-name="T11">Reduce</text:span> : <text:span text:style-name="T21">(1) Sort all in a single reducer, (2) top k troncate </text:span></text:p>
      <text:p text:style-name="P12"/>
      <text:p text:style-name="P12"/>
      <text:p text:style-name="P7"><text:span text:style-name="T16">(</text:span><text:span text:style-name="T17">2</text:span><text:span text:style-name="T16">) </text:span><text:span text:style-name="T17">MapReduce description</text:span>:</text:p>
      <text:p text:style-name="P3"/>
      <text:p text:style-name="P13">→ <text:span text:style-name="T6">Job</text:span><text:span text:style-name="T3"> 1:</text:span></text:p>
      <text:p text:style-name="P13"><text:span text:style-name="T3"><text:tab/></text:span><text:span text:style-name="T13">Goal</text:span> : <text:span text:style-name="T21">Return all the authors for each papers</text:span></text:p>
      <text:p text:style-name="P13"><text:tab/><text:span text:style-name="T11">Map</text:span> : <text:span text:style-name="T15">emit tuple </text:span>&lt;<text:span text:style-name="T21">paperid</text:span>, <text:span text:style-name="T21">authid</text:span>&gt;</text:p>
      <text:p text:style-name="P13"><text:tab/><text:span text:style-name="T11">Reduce</text:span> : <text:span text:style-name="T21">For each paperid store authors in a string “</text:span>authID1, authID2, authID3, …” <text:span text:style-name="T21">(tried in <text:s/>an arrayWrittable with no succes)</text:span></text:p>
      <text:p text:style-name="P13"><text:tab/><text:tab/> <text:s text:c="2"/><text:span text:style-name="T21">Write the result in a temporary file.</text:span></text:p>
      <text:p text:style-name="P13"/>
      <text:p text:style-name="P13">→ <text:span text:style-name="T6">Job</text:span><text:span text:style-name="T3"> </text:span><text:span text:style-name="T6">2</text:span><text:span text:style-name="T3">:</text:span></text:p>
      <text:p text:style-name="P13"><text:span text:style-name="T3"><text:tab/></text:span><text:span text:style-name="T13">Goal</text:span> : <text:span text:style-name="T21">For each authors count his numbers of coauthors</text:span></text:p>
      <text:p text:style-name="P13"><text:tab/><text:span text:style-name="T11">Map</text:span> : <text:span text:style-name="T15">emit all pairs </text:span>&lt;<text:span text:style-name="T21">authid</text:span>, <text:span text:style-name="T21">authid</text:span>&gt;</text:p>
      <text:p text:style-name="P13"><text:tab/><text:span text:style-name="T11">Reduce</text:span> : <text:span text:style-name="T22">For each author, store his unique coauthors in a Hashset and count his length n. </text:span></text:p>
      <text:p text:style-name="P13"><text:span text:style-name="T3"><text:tab/><text:tab/> <text:s text:c="2"/></text:span><text:span text:style-name="T21">Write the tuples &lt;authid, n&gt; in a temporary file.</text:span></text:p>
      <text:p text:style-name="P13"/>
      <text:p text:style-name="P14">→ <text:span text:style-name="T6">Job</text:span><text:span text:style-name="T3"> </text:span><text:span text:style-name="T7">3</text:span><text:span text:style-name="T3">:</text:span></text:p>
      <text:p text:style-name="P14"><text:span text:style-name="T3"><text:tab/></text:span><text:span text:style-name="T13">Goal</text:span> : <text:span text:style-name="T23">Find the K authors</text:span></text:p>
      <text:p text:style-name="P15"><text:tab/><text:span text:style-name="T11">Map</text:span> : Perform local sorts <text:span text:style-name="T23">b</text:span>y storing the <text:span text:style-name="T23">tuples &lt;authid, n&gt; in a treemap in a decreasing order (the key being n).</text:span></text:p>
      <text:p text:style-name="P15"><text:tab/><text:tab/><text:span text:style-name="T23">Troncate top K.</text:span></text:p>
      <text:p text:style-name="P14"><text:tab/><text:span text:style-name="T11">Reduce</text:span> : <text:span text:style-name="T23">Do a global sort in a single reducer</text:span></text:p>
      <text:p text:style-name="P14"><text:span text:style-name="T3"><text:tab/><text:tab/> <text:s text:c="2"/></text:span><text:span text:style-name="T21">Write the tuples &lt;authid, n&gt; in a final file .</text:span></text:p>
      <text:p text:style-name="P12"/>
      <text:p text:style-name="P12"/>
      <text:p text:style-name="P8"><text:span text:style-name="T16">(</text:span><text:span text:style-name="T18">3</text:span><text:span text:style-name="T16">) </text:span><text:span text:style-name="T18">Instructions </text:span>:</text:p>
      <text:p text:style-name="P4"/>
      <text:p text:style-name="P15">→ <text:span text:style-name="T7">Get Data file</text:span><text:span text:style-name="T3">:</text:span></text:p>
      <text:p text:style-name="P15"><text:span text:style-name="T3"><text:tab/></text:span><text:span text:style-name="T23">Copy the file paperauths.tsv in hdfs</text:span></text:p>
      <text:p text:style-name="P15"/>
      <text:p text:style-name="P15"/>
      <text:p text:style-name="P15"><text:soft-page-break/>→ <text:span text:style-name="T7">Compile and JAR file</text:span><text:span text:style-name="T3">:</text:span></text:p>
      <text:p text:style-name="P15"><text:span text:style-name="T3"><text:tab/></text:span><text:span text:style-name="T23">Compile from source Q1.java</text:span></text:p>
      <text:p text:style-name="P15"/>
      <text:p text:style-name="P15">→ <text:span text:style-name="T7">Run application</text:span><text:span text:style-name="T3">:</text:span></text:p>
      <text:p text:style-name="P16"><text:span text:style-name="T3"><text:tab/></text:span><text:span text:style-name="T23">hadoop jar Q1.jar Q1 /inputPath/ /outputPath/ /top_k (top k is an integer)</text:span></text:p>
      <text:p text:style-name="P16"/>
      <text:p text:style-name="P16"/>
      <text:p text:style-name="P9"><text:span text:style-name="T16">(</text:span><text:span text:style-name="T19">4</text:span><text:span text:style-name="T16">) </text:span><text:span text:style-name="T19">Output file</text:span><text:span text:style-name="T18"> </text:span><text:span text:style-name="T19">(k = 5)</text:span><text:span text:style-name="T18">:</text:span></text:p>
      <text:p text:style-name="P18"><text:span text:style-name="T3"><text:tab/></text:span><text:span text:style-name="T27">fzapfack/A5/Q1</text:span></text:p>
      <text:p text:style-name="P19"/>
      <text:p text:style-name="P19"/>
      <text:p text:style-name="P19"/>
      <text:p text:style-name="P19"/>
      <text:p text:style-name="P19"/>
      <text:p text:style-name="P20">Question <text:span text:style-name="T24">2</text:span>:</text:p>
      <text:p text:style-name="P5"/>
      <text:p text:style-name="P9"><text:span text:style-name="T16">(1) </text:span>Query plan:</text:p>
      <text:p text:style-name="P5"/>
      <text:p text:style-name="P16">→ <text:span text:style-name="T5">Round</text:span><text:span text:style-name="T3"> 1:</text:span></text:p>
      <text:p text:style-name="P16"><text:span text:style-name="T3"><text:tab/></text:span><text:span text:style-name="T12">Key</text:span> : <text:span text:style-name="T21">paperid</text:span></text:p>
      <text:p text:style-name="P16"><text:tab/><text:span text:style-name="T11">Map</text:span> : <text:span text:style-name="T15">emit</text:span></text:p>
      <text:p text:style-name="P16"><text:tab/><text:span text:style-name="T11">Reduce</text:span> : <text:span text:style-name="T21">(1) GroupBy, </text:span></text:p>
      <text:p text:style-name="P16"/>
      <text:p text:style-name="P16">→ <text:span text:style-name="T5">Round</text:span><text:span text:style-name="T3"> </text:span><text:span text:style-name="T6">2</text:span><text:span text:style-name="T3">:</text:span></text:p>
      <text:p text:style-name="P16"><text:span text:style-name="T3"><text:tab/></text:span><text:span text:style-name="T12">Key</text:span> : <text:span text:style-name="T21">authid-authid</text:span></text:p>
      <text:p text:style-name="P16"><text:tab/><text:span text:style-name="T11">Map</text:span> : <text:span text:style-name="T15">emit (pair of authid, 1)</text:span></text:p>
      <text:p text:style-name="P16"><text:span text:style-name="T3"><text:tab/></text:span><text:span text:style-name="T10">Reduce</text:span><text:span text:style-name="T1"> : </text:span><text:span text:style-name="T21">(3) count </text:span></text:p>
      <text:p text:style-name="P16"/>
      <text:p text:style-name="P16">→ <text:span text:style-name="T5">Round</text:span><text:span text:style-name="T3"> </text:span><text:span text:style-name="T8">3</text:span><text:span text:style-name="T3">:</text:span></text:p>
      <text:p text:style-name="P16"><text:span text:style-name="T3"><text:tab/></text:span><text:span text:style-name="T12">Key</text:span> : <text:span text:style-name="T21">authid</text:span></text:p>
      <text:p text:style-name="P16"><text:tab/><text:span text:style-name="T11">Map</text:span> : <text:span text:style-name="T25">emit authid , (coauthid,n)</text:span></text:p>
      <text:p text:style-name="P16"><text:span text:style-name="T3"><text:tab/></text:span><text:span text:style-name="T11">Reduce</text:span> : <text:span text:style-name="T21">(1) Sort <text:s/>(2) top k troncate </text:span></text:p>
      <text:p text:style-name="P16"/>
      <text:p text:style-name="P16"/>
      <text:p text:style-name="P9"><text:span text:style-name="T16">(</text:span><text:span text:style-name="T17">2</text:span><text:span text:style-name="T16">) </text:span><text:span text:style-name="T17">MapReduce description</text:span>:</text:p>
      <text:p text:style-name="P5"/>
      <text:p text:style-name="P16">→ <text:span text:style-name="T6">Job</text:span><text:span text:style-name="T3"> 1:</text:span></text:p>
      <text:p text:style-name="P16"><text:span text:style-name="T3"><text:tab/></text:span><text:span text:style-name="T13">Goal</text:span> : <text:span text:style-name="T21">Return all the authors for each papers</text:span></text:p>
      <text:p text:style-name="P16"><text:tab/><text:span text:style-name="T11">Map</text:span> : <text:span text:style-name="T15">emit tuple </text:span>&lt;<text:span text:style-name="T21">paperid</text:span>, <text:span text:style-name="T21">authid</text:span>&gt;</text:p>
      <text:p text:style-name="P16"><text:tab/><text:span text:style-name="T11">Reduce</text:span> : <text:span text:style-name="T21">For each paperid store authors in a string “</text:span>authID1, authID2, authID3, …” <text:span text:style-name="T21">(tried in <text:s/>an arrayWrittable with no succes)</text:span></text:p>
      <text:p text:style-name="P16"><text:tab/><text:tab/> <text:s text:c="2"/><text:span text:style-name="T21">Write the result in a temporary file.</text:span></text:p>
      <text:p text:style-name="P16"/>
      <text:p text:style-name="P16">→ <text:span text:style-name="T6">Job</text:span><text:span text:style-name="T3"> </text:span><text:span text:style-name="T6">2</text:span><text:span text:style-name="T3">:</text:span></text:p>
      <text:p text:style-name="P16"><text:span text:style-name="T3"><text:tab/></text:span><text:span text:style-name="T13">Goal</text:span> : <text:span text:style-name="T25">Count the number of time each tuple appear together</text:span></text:p>
      <text:p text:style-name="P16"><text:tab/><text:span text:style-name="T11">Map</text:span> : <text:span text:style-name="T15">emit all pairs each pairs of coauthors (authid</text:span>-<text:span text:style-name="T26">coauthid,1)</text:span></text:p>
      <text:p text:style-name="P17"><text:tab/><text:span text:style-name="T11">Reduce</text:span> : <text:span text:style-name="T26">Count the number of time n each pairs (authid</text:span>-<text:span text:style-name="T26">coauthid) appears</text:span></text:p>
      <text:p text:style-name="P17"><text:span text:style-name="T3"><text:tab/><text:tab/> <text:s text:c="2"/></text:span><text:span text:style-name="T21">Write the tuples &lt;authid</text:span>-<text:span text:style-name="T26">coauthid,n&gt; in a temporary file.</text:span></text:p>
      <text:p text:style-name="P16"/>
      <text:p text:style-name="P16">→ <text:span text:style-name="T6">Job</text:span><text:span text:style-name="T3"> </text:span><text:span text:style-name="T7">3</text:span><text:span text:style-name="T3">:</text:span></text:p>
      <text:p text:style-name="P16"><text:soft-page-break/><text:span text:style-name="T3"><text:tab/></text:span><text:span text:style-name="T13">Goal</text:span> : <text:span text:style-name="T23">Find the K coauthors for each author</text:span></text:p>
      <text:p text:style-name="P17"><text:tab/><text:span text:style-name="T11">Map</text:span> : <text:span text:style-name="T26">take a line &lt;authid</text:span>-<text:span text:style-name="T26">coauthid,n&gt; and emit &lt;authid, coauthid-n&gt; and &lt;coauthid, authid-n&gt;</text:span></text:p>
      <text:p text:style-name="P17"><text:tab/><text:span text:style-name="T11">Reduce</text:span> : <text:span text:style-name="T26">For each author, store his tuple &lt;coauthid,n&gt; in a treemap by n</text:span></text:p>
      <text:p text:style-name="P17"><text:tab/><text:tab/> <text:s text:c="3"/><text:span text:style-name="T26">Troncate the top k </text:span></text:p>
      <text:p text:style-name="P16"><text:span text:style-name="T3"><text:tab/><text:tab/> <text:s text:c="2"/></text:span><text:span text:style-name="T21">Write the tresult in a final file .</text:span></text:p>
      <text:p text:style-name="P16"/>
      <text:p text:style-name="P16"/>
      <text:p text:style-name="P9"><text:span text:style-name="T16">(</text:span><text:span text:style-name="T18">3</text:span><text:span text:style-name="T16">) </text:span><text:span text:style-name="T18">Instructions </text:span>:</text:p>
      <text:p text:style-name="P5"/>
      <text:p text:style-name="P16">→ <text:span text:style-name="T7">Get Data file</text:span><text:span text:style-name="T3">:</text:span></text:p>
      <text:p text:style-name="P16"><text:span text:style-name="T3"><text:tab/></text:span><text:span text:style-name="T23">Copy the file paperauths.tsv in hdfs</text:span></text:p>
      <text:p text:style-name="P16"/>
      <text:p text:style-name="P16"/>
      <text:p text:style-name="P16">→ <text:span text:style-name="T7">Compile and JAR file</text:span><text:span text:style-name="T3">:</text:span></text:p>
      <text:p text:style-name="P16"><text:span text:style-name="T3"><text:tab/></text:span><text:span text:style-name="T23">Compile from source Q2.java</text:span></text:p>
      <text:p text:style-name="P16"/>
      <text:p text:style-name="P16">→ <text:span text:style-name="T7">Run application</text:span><text:span text:style-name="T3">:</text:span></text:p>
      <text:p text:style-name="P16"><text:span text:style-name="T3"><text:tab/></text:span><text:span text:style-name="T23">hadoop jar Q2.jar Q2 /inputPath/ /outputPath/ /top_k (top k is an integer)</text:span></text:p>
      <text:p text:style-name="P16"/>
      <text:p text:style-name="P16"/>
      <text:p text:style-name="P9"><text:span text:style-name="T16">(</text:span><text:span text:style-name="T19">4</text:span><text:span text:style-name="T16">) </text:span><text:span text:style-name="T19">Output file</text:span><text:span text:style-name="T18"> </text:span><text:span text:style-name="T19">(k = </text:span><text:span text:style-name="T20">3</text:span><text:span text:style-name="T19">)</text:span><text:span text:style-name="T18">:</text:span></text:p>
      <text:p text:style-name="P18"><text:span text:style-name="T3"><text:tab/></text:span><text:span text:style-name="T23">fzapfack/A5/Q2</text:span></text:p>
      <text:p text:style-name="P19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21:13:35.020330961</meta:creation-date>
    <dc:date>2016-03-20T01:49:06.317154131</dc:date>
    <meta:editing-duration>PT33M2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80" meta:word-count="501" meta:character-count="2692" meta:non-whitespace-character-count="2178"/>
  </office:meta>
</office:document-meta>
</file>